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4f2a7"/>
    </style:style>
    <style:style style:name="T1" style:family="text">
      <style:text-properties fo:color="#2a6099" loext:opacity="100%"/>
    </style:style>
    <style:style style:name="T2" style:family="text">
      <style:text-properties fo:color="#bf0041" loext:opacity="100%"/>
    </style:style>
    <style:style style:name="T3" style:family="text">
      <style:text-properties fo:color="#5983b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ble des Matières ▼ SuperColliderBrowseSearchIndexes<text:line-break/>SuperColliderBrowseSearchIndexes ▼<text:line-break/>Tutoriels / Mise en route | Tutoriels &gt; Mise en route<text:line-break/>14. Programmation d'événements<text:line-break/>Démarrer avec SuperCollider<text:line-break/>Voir aussi : 00. Premiers pas avec SC<text:line-break/>La musique se produit au fil du temps, et pour faire de la musique efficace, il est nécessaire de contrôler le moment où les choses se produisent. Dans SuperCollider, cela se fait en programmant les choses sur des horloges.<text:line-break/><text:line-break/>Horloges<text:line-break/>Une horloge dans SuperCollider a deux fonctions principales. Elle sait quelle heure il est, et elle sait à quelle heure les choses sont censées se produire, afin de les réveiller au bon moment.<text:line-break/><text:line-break/>Le séquençage musical utilise généralement TempoClock, car il est possible de modifier le tempo et l'horloge est également consciente des changements de mesure. Il existe deux autres types d'horloge : SystemClock, qui s'exécute toujours en secondes, et AppClock, qui s'exécute également en secondes mais dont la priorité système est moins élevée (elle est donc préférable pour les mises à jour graphiques et les autres activités qui ne sont pas critiques en termes de temps).<text:line-break/><text:line-break/>Planification<text:line-break/>Programmer signifie dire à l'horloge d'exécuter quelque chose à un moment donné dans le futur. Vous devez donc disposer de la chose à programmer et d'un nombre indiquant l'heure.<text:line-break/><text:line-break/>Faisons en sorte que SuperCollider dise bonjour dans 5 secondes.<text:line-break/>SystemClock.sched(5, { "hello".postln }) ;<text:line-break/>Remarquez que lorsque vous faites cela, 'SystemClock' s'imprime immédiatement. Chaque fois que vous exécutez quelque chose dans SuperCollider, cette méthode doit renvoyer une valeur immédiatement ; la valeur de retour de la méthode est l'horloge. Cependant, avant de retourner la valeur, l'horloge se "souvient" de la fonction et du fait que vous vouliez qu'elle s'exécute 5 secondes plus tard. Et en effet, "hello" apparaît dans la fenêtre de postage, juste au bon moment. {"hello".postln } est une action asynchrone : elle s'exécute après que son bloc de code est déjà revenu.<text:line-break/><text:line-break/>sched fait de l'ordonnancement relatif. Le moment où la fonction s'exécute est postérieur de x secondes (ou battements, pour TempoClock) au moment où l'appel à .sched s'est produit. Il est également possible d'ordonnancer à un moment précis, à condition de connaître l'heure sur l'horloge. schedAbs gère l'ordonnancement absolu.</text:p>
      <text:p text:style-name="P1"><text:line-break/>(<text:line-break/><text:span text:style-name="T3">var </text:span>timeNow = TempoClock.default.beats ;<text:line-break/>"L'heure est maintenant : ".post ; timeNow.postln ;<text:line-break/>"Programmation pour : ".post ; (timeNow + 5).postln ;<text:line-break/>TempoClock.default.schedAbs(timeNow + 5,<text:line-break/> <text:s text:c="3"/>{"L'heure est plus tardive : ".post ; thisThread.clock.beats.postln ; nil }) ;<text:line-break/>)</text:p>
      <text:p text:style-name="P1"><text:line-break/>Notez que nous sommes passés à TempoClock, car c'est le plus couramment utilisé. Alors qu'il n'y a qu'une seule SystemClock, il peut y avoir plusieurs TempoClocks fonctionnant tous à des vitesses différentes, si nécessaire. Un TempoClock est celui par défaut, accessible par TempoClock.default -- nous l'utiliserons tout au long de ce document. (Pour faciliter la saisie, vous pouvez assigner un TempoClock à une variable, par exemple, t = TempoClock.default).<text:line-break/><text:soft-page-break/><text:line-break/>Pour le plaisir, changez le tempo et exécutez à nouveau le dernier exemple :<text:line-break/>(<text:line-break/>var timeNow ;<text:line-break/>TempoClock.default.tempo = 2 ; // 2 battements/sec, ou 120 BPM<text:line-break/>timeNow = TempoClock.default.beats ;<text:line-break/>"L'heure est maintenant : ".post ; timeNow.postln ;<text:line-break/>"Programmation pour : ".post ; (timeNow + 5).postln ;<text:line-break/>TempoClock.default.schedAbs(timeNow + 5,<text:line-break/> <text:s text:c="3"/>{"L'heure est plus tardive : ".post ; thisThread.clock.beats.postln ; nil }) ;<text:line-break/>)<text:line-break/>Remarquez que le message "L'heure est plus tardive" apparaît après un délai plus court, mais que la différence entre les deux heures est toujours de 5.<text:line-break/><text:line-break/>Quelle heure est-il ?<text:line-break/>A l'intérieur d'une fonction programmée, vous pouvez vouloir savoir quelle horloge exécute la fonction. thisThread.clock vous le dit -- ne vous préoccupez pas pour l'instant de savoir comment il le sait, sachez simplement que vous pouvez l'utiliser pour le savoir.<text:line-break/><text:line-break/>Une fois que vous connaissez l'horloge, vous pouvez savoir quelle heure il est en utilisant beats :<text:line-break/>SystemClock.beats ;<text:line-break/>TempoClock.default.beats ;<text:line-break/>AppClock.beats ;<text:line-break/>thisThread.clock.beats ;<text:line-break/>Que pouvez-vous programmer ?<text:line-break/>Supposons que nous programmions "hello" tout seul.<text:line-break/>TempoClock.default.sched(5, "hello") ;<text:line-break/>Rien ne se passe. C'est parce que "hello" est juste une valeur - elle ne fait rien. La leçon à en tirer est qu'il est judicieux de programmer des objets qui effectueront une action.<text:line-break/>Fonction<text:line-break/>Routine<text:line-break/>Tâche<text:line-break/>Les routines et les tâches seront abordées dans la section suivante, et nous avons déjà vu les fonctions. Il en existe d'autres, mais celles-ci constituent le meilleur point de départ.<text:line-break/><text:line-break/>Attention<text:line-break/>Si vous programmez une fonction qui renvoie un nombre, l'horloge considérera ce nombre comme le temps qui s'écoulera avant que la fonction ne soit exécutée à nouveau.<text:line-break/>// se déclenche plusieurs fois (mais on dirait qu'il ne devrait se déclencher qu'une seule fois)<text:line-break/>TempoClock.default.sched(1, { rrand(1, 3).postln ; }) ;<text:line-break/>Cette fonction s'exécutera indéfiniment, jusqu'à ce que vous l'arrêtiez à l'aide de cmd-.<text:line-break/><text:line-break/>Si vous voulez que la fonction ne s'exécute qu'une seule fois, assurez-vous de terminer la fonction par 'nil' :</text:p>
      <text:p text:style-name="P1"><text:line-break/><text:span text:style-name="T2">// ne s'exécute qu'une seule fois</text:span><text:line-break/><text:span text:style-name="T1">TempoClock</text:span>.default.sched(1, { rrand(1, 3).postln ; nil }) ;</text:p>
      <text:p text:style-name="P1"><text:line-break/>Il est facile de renvoyer un nombre par erreur et d'obtenir une activité continue alors que vous vouliez une action ponctuelle.<text:line-break/><text:line-break/>Si ce nombre est 0 ou négatif, il se passe quelque chose de pire. La fonction s'exécutera à nouveau <text:soft-page-break/>immédiatement. Et si le nombre est toujours 0, cela crée une boucle infinie qui peut bloquer SuperCollider.<text:line-break/><text:line-break/>Cela ne devrait pas vous effrayer et vous empêcher d'utiliser la programmation - ce problème est moins susceptible de se produire avec les Routines et les Tâches, que vous utiliserez plus souvent. Mais vous devez en être conscient.<text:line-break/><text:line-break/>Pour en savoir plus : SystemClock, TempoClock, AppClock, Function<text:line-break/><text:line-break/>____________________<text:line-break/><text:line-break/>Ce document fait partie du tutoriel Getting Started With SuperCollider.<text:line-break/><text:line-break/>Cliquez ici pour passer à la section suivante : 15. Séquencement avec les routines et les tâches<text:line-break/><text:line-break/>Cliquez ici pour revenir à la table des matières : 00. Démarrer avec SC<text:line-break/><text:line-break/>source du fichier d'aide : C:\NProgram Files\NSuperCollider-3.13.0\NHelpSource\NTutorials\NGetting-Started\N14-Scheduling-Events.schelp<text:line-break/>link::Tutorials/Getting-Started/14-Scheduling-Event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3T22:54:37.392000000</meta:creation-date>
    <dc:date>2023-12-13T22:56:58.274000000</dc:date>
    <meta:editing-duration>PT2M21S</meta:editing-duration>
    <meta:editing-cycles>1</meta:editing-cycles>
    <meta:document-statistic meta:table-count="0" meta:image-count="0" meta:object-count="0" meta:page-count="3" meta:paragraph-count="5" meta:word-count="964" meta:character-count="6381" meta:non-whitespace-character-count="5392"/>
    <meta:generator>LibreOffice/7.6.2.1$Windows_X86_64 LibreOffice_project/56f7684011345957bbf33a7ee678afaf4d2ba333</meta:generator>
  </office:meta>
</office:document-meta>
</file>